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3.63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draw:fill="none" fo:min-height="0.395cm"/>
      <style:paragraph-properties style:writing-mode="lr-tb"/>
    </style:style>
    <style:style style:name="gr6" style:family="graphic" style:parent-style-name="standard">
      <style:graphic-properties draw:stroke="none" draw:fill="none" fo:min-height="0.296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="solid" draw:fill="none" draw:textarea-vertical-align="middle"/>
    </style:style>
    <style:style style:name="gr9" style:family="graphic" style:parent-style-name="standard">
      <style:graphic-properties draw:stroke="none" draw:fill="none" fo:min-height="1.073cm"/>
      <style:paragraph-properties style:writing-mode="lr-tb"/>
    </style:style>
    <style:style style:name="gr10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draw:stroke="none" draw:fill="none" fo:min-height="0.789cm"/>
      <style:paragraph-properties style:writing-mode="lr-tb"/>
    </style:style>
    <style:style style:name="gr12" style:family="graphic" style:parent-style-name="standard">
      <style:graphic-properties draw:stroke="none" draw:fill="none" fo:min-height="0.396cm"/>
      <style:paragraph-properties style:writing-mode="lr-tb"/>
    </style:style>
    <style:style style:name="gr13" style:family="graphic" style:parent-style-name="standard">
      <style:graphic-properties draw:stroke="none" draw:fill="none" fo:min-height="0.475cm"/>
      <style:paragraph-properties style:writing-mode="lr-tb"/>
    </style:style>
    <style:style style:name="gr14" style:family="graphic" style:parent-style-name="standard">
      <style:graphic-properties draw:stroke="none" draw:fill="none" fo:min-height="0.471cm"/>
      <style:paragraph-properties style:writing-mode="lr-tb"/>
    </style:style>
    <style:style style:name="gr15" style:family="graphic" style:parent-style-name="standard">
      <style:graphic-properties draw:stroke="none" draw:fill="none" fo:min-height="0.319cm"/>
      <style:paragraph-properties style:writing-mode="lr-tb"/>
    </style:style>
    <style:style style:name="gr16" style:family="graphic" style:parent-style-name="standard">
      <style:graphic-properties draw:stroke="none" draw:fill="none" fo:min-height="0.476cm"/>
      <style:paragraph-properties style:writing-mode="lr-tb"/>
    </style:style>
    <style:style style:name="gr17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8" style:family="graphic" style:parent-style-name="standard">
      <style:graphic-properties draw:stroke="none" draw:fill="none" fo:min-height="0.525cm"/>
      <style:paragraph-properties style:writing-mode="lr-tb"/>
    </style:style>
    <style:style style:name="gr19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style:writing-mode="lr-tb"/>
      <style:text-properties fo:font-size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" style:family="paragraph">
      <loext:graphic-properties draw:fill="none" draw:fill-color="#ffffff"/>
      <style:paragraph-properties style:writing-mode="lr-tb"/>
      <style:text-properties fo:font-size="10pt"/>
    </style:style>
    <style:style style:name="P6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7" style:family="paragraph">
      <loext:graphic-properties draw:fill="none"/>
      <style:paragraph-properties style:writing-mode="lr-tb"/>
      <style:text-properties fo:font-size="10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1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  <style:paragraph-properties style:writing-mode="lr-tb"/>
      <style:text-properties fo:font-size="8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text-align="center"/>
    </style:style>
    <style:style style:name="P17" style:family="paragraph">
      <loext:graphic-properties draw:fill="none" draw:opacity="100%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text-properties fo:font-size="8pt" style:font-size-asian="8pt" style:font-size-complex="8pt"/>
    </style:style>
    <style:style style:name="P21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0pt"/>
    </style:style>
    <style:style style:name="T5" style:family="text">
      <style:text-properties fo:font-size="10pt" style:font-size-asian="9pt" style:font-size-complex="9pt"/>
    </style:style>
    <style:style style:name="T6" style:family="text">
      <style:text-properties fo:font-size="10pt" style:font-size-asian="16pt" style:font-size-complex="16pt"/>
    </style:style>
    <style:style style:name="T7" style:family="text">
      <style:text-properties fo:font-size="8pt" fo:font-style="italic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8pt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1" form:control-implementation="ooo:com.sun.star.form.component.CheckBox" xml:id="control3" form:id="control3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4" form:id="control4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6" form:id="control6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" form:id="control7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8" form:id="control8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9" form:id="control9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0" form:id="control10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1" form:id="control11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2" form:id="control12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3" form:id="control13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4" form:id="control14" form:tab-index="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5" form:id="control15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6" form:id="control16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7" form:id="control17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8" form:id="control18" form:tab-index="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9" form:id="control19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20" form:id="control20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21" form:id="control21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2" form:id="control22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7" form:id="control2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28" form:id="control2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29" form:id="control2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0" form:id="control3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current-selecte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" form:control-implementation="ooo:com.sun.star.form.component.RadioButton" xml:id="control32" form:id="control32" form:label="Option Button" form:current-selecte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3" form:control-implementation="ooo:com.sun.star.form.component.RadioButton" xml:id="control33" form:id="control33" form:label="Option Button" form:current-selecte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34" form:id="control34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35" form:id="control35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36" form:id="control36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37" form:id="control37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38" form:id="control38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9" form:id="control39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0" form:id="control40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1" form:id="control41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1" draw:layer="layout" svg:width="21.613cm" svg:height="5.939cm" svg:x="0.969cm" svg:y="20.195cm">
          <draw:text-box>
            <text:p><text:span text:style-name="T1"/></text:p>
            <text:p><text:span text:style-name="T1">Intake Form</text:span></text:p>
            <text:p><text:span text:style-name="T1">Scan Card #</text:span></text:p>
            <text:p><text:span text:style-name="T1"/></text:p>
            <text:p><text:span text:style-name="T1">112</text:span></text:p>
            <text:p><text:span text:style-name="T1">9 Goodwill</text:span></text:p>
            <text:p><text:span text:style-name="T1">SAN </text:span><text:span text:style-name="T1">FRANCISCO </text:span><text:span text:style-name="T1">BAY</text:span></text:p>
            <text:p><text:span text:style-name="T1"/></text:p>
            <text:p><text:span text:style-name="T1"/></text:p>
            <text:p><text:span text:style-name="T1">JK</text:span></text:p>
            <text:p><text:span text:style-name="T1"/></text:p>
            <text:p><text:span text:style-name="T1">Name </text:span><text:span text:style-name="T1">KELLYewq</text:span></text:p>
          </draw:text-box>
        </draw:frame>
        <draw:frame draw:style-name="gr2" draw:text-style-name="P2" draw:layer="layout" svg:width="8.535cm" svg:height="2.215cm" svg:x="11.795cm" svg:y="1.3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3" draw:text-style-name="P3" draw:layer="layout" svg:width="4.11cm" svg:height="0.953cm" svg:x="0.827cm" svg:y="2.059cm">
          <draw:text-box>
            <text:p><text:span text:style-name="T2">Intake </text:span><text:span text:style-name="T3">Form</text:span></text:p>
          </draw:text-box>
        </draw:frame>
        <draw:control draw:style-name="standard" draw:text-style-name="P4" draw:layer="controls" svg:width="6.323cm" svg:height="0.635cm" svg:x="10.552cm" svg:y="19.732cm" draw:control="control1"/>
        <draw:frame draw:style-name="gr4" draw:text-style-name="P5" draw:layer="layout" svg:width="3.478cm" svg:height="0.725cm" svg:x="0.927cm" svg:y="3.002cm">
          <draw:text-box>
            <text:p><text:span text:style-name="T4">Scan Card </text:span><text:span text:style-name="T4">#:</text:span></text:p>
          </draw:text-box>
        </draw:frame>
        <draw:frame draw:style-name="gr5" draw:text-style-name="P6" draw:layer="layout" svg:width="3.794cm" svg:height="0.645cm" svg:x="5.378cm" svg:y="3.667cm">
          <draw:text-box>
            <text:p><text:span text:style-name="T5">Entered</text:span><text:span text:style-name="T6"> In WFC:</text:span></text:p>
          </draw:text-box>
        </draw:frame>
        <draw:frame draw:style-name="gr6" draw:text-style-name="P7" draw:layer="layout" svg:width="2.815cm" svg:height="0.645cm" svg:x="0.958cm" svg:y="3.667cm">
          <draw:text-box>
            <text:p><text:span text:style-name="T4">Entered in CT:</text:span></text:p>
          </draw:text-box>
        </draw:frame>
        <draw:control draw:style-name="gr7" draw:text-style-name="P8" draw:layer="controls" svg:width="1.265cm" svg:height="0.952cm" svg:x="19.325cm" svg:y="19.732cm" draw:control="control2"/>
        <draw:line draw:style-name="gr8" draw:text-style-name="P2" draw:layer="layout" svg:x1="3.54cm" svg:y1="3.523cm" svg:x2="9.89cm" svg:y2="3.515cm">
          <text:p/>
        </draw:line>
        <draw:frame draw:style-name="gr9" draw:text-style-name="P9" draw:layer="layout" svg:width="20.143cm" svg:height="1.323cm" svg:x="0.797cm" svg:y="4.439cm">
          <draw:text-box>
            <text:p><text:span text:style-name="T7">The information collected in this form will be </text:span><text:span text:style-name="T7">kept confidential and will be used to help us </text:span><text:span text:style-name="T7">provide services that best meet your </text:span><text:span text:style-name="T7">employment-related needs Please note that </text:span><text:span text:style-name="T7">all fields marked with on asterisk (*) are </text:span><text:span text:style-name="T7">required; all other information con be </text:span><text:span text:style-name="T7">considered optional. We appreciate your </text:span><text:span text:style-name="T7">efforts to fill out this form as completely as </text:span><text:span text:style-name="T7">possible Thank you for your cooperation. </text:span></text:p>
          </draw:text-box>
        </draw:frame>
        <draw:line draw:style-name="gr10" draw:text-style-name="P2" draw:layer="controls" svg:x1="8.366cm" svg:y1="4.226cm" svg:x2="9.89cm" svg:y2="4.226cm">
          <text:p/>
        </draw:line>
        <draw:line draw:style-name="gr10" draw:text-style-name="P2" draw:layer="controls" svg:x1="0.998cm" svg:y1="6.512cm" svg:x2="2.522cm" svg:y2="6.512cm">
          <text:p/>
        </draw:line>
        <draw:frame draw:style-name="gr11" draw:text-style-name="P10" draw:layer="controls" svg:width="18.032cm" svg:height="1.039cm" svg:x="2.335cm" svg:y="5.932cm">
          <draw:text-box>
            <text:p><text:span text:style-name="T8"><text:s/></text:span><text:span text:style-name="T8">Please initial here </text:span><text:span text:style-name="T8">if you would like </text:span><text:span text:style-name="T8">us to share this </text:span><text:span text:style-name="T8">form with San </text:span><text:span text:style-name="T8">Francisco Human </text:span><text:span text:style-name="T8">Services Agency </text:span><text:span text:style-name="T8">to assess</text:span></text:p>
            <text:p><text:span text:style-name="T8"/></text:p>
          </draw:text-box>
        </draw:frame>
        <draw:frame draw:style-name="gr12" draw:text-style-name="P7" draw:layer="controls" svg:width="16.021cm" svg:height="0.646cm" svg:x="0.797cm" svg:y="6.604cm">
          <draw:text-box>
            <text:p><text:span text:style-name="T8">eligibility for </text:span><text:span text:style-name="T8">additional benefits </text:span><text:span text:style-name="T8">and services such </text:span><text:span text:style-name="T8">as cash aid, </text:span><text:span text:style-name="T8">CalFresh, </text:span><text:span text:style-name="T8">CalWORKs, and </text:span><text:span text:style-name="T8">Medi-Cal.</text:span></text:p>
          </draw:text-box>
        </draw:frame>
        <draw:line draw:style-name="gr8" draw:text-style-name="P2" draw:layer="controls" svg:x1="1cm" svg:y1="7.477cm" svg:x2="20.59cm" svg:y2="7.477cm">
          <text:p/>
        </draw:line>
        <draw:frame draw:style-name="gr13" draw:text-style-name="P12" draw:layer="controls" svg:width="4.445cm" svg:height="0.725cm" svg:x="0.8cm" svg:y="7.528cm">
          <draw:text-box>
            <text:p text:style-name="P11"><text:span text:style-name="T1">Contact </text:span><text:span text:style-name="T1">Information</text:span></text:p>
          </draw:text-box>
        </draw:frame>
        <draw:frame draw:style-name="gr13" draw:text-style-name="P13" draw:layer="controls" svg:width="2.906cm" svg:height="0.725cm" svg:x="10.842cm" svg:y="18.69cm">
          <draw:text-box>
            <text:p><text:span text:style-name="T1">Text 12</text:span></text:p>
          </draw:text-box>
        </draw:frame>
        <draw:frame draw:style-name="gr14" draw:text-style-name="P14" draw:layer="controls" svg:width="3.542cm" svg:height="0.721cm" svg:x="16.24cm" svg:y="18.78cm">
          <draw:text-box>
            <text:p><text:span text:style-name="T9">Text 8</text:span></text:p>
          </draw:text-box>
        </draw:frame>
        <draw:frame draw:style-name="gr5" draw:text-style-name="P7" draw:layer="controls" svg:width="2.223cm" svg:height="0.645cm" svg:x="14.017cm" svg:y="18.77cm">
          <draw:text-box>
            <text:p><text:span text:style-name="T4">Text 10</text:span></text:p>
          </draw:text-box>
        </draw:frame>
        <draw:frame draw:style-name="gr5" draw:text-style-name="P7" draw:layer="controls" svg:width="2.286cm" svg:height="0.645cm" svg:x="0.797cm" svg:y="8.239cm">
          <draw:text-box>
            <text:p><text:span text:style-name="T4">Name*</text:span></text:p>
          </draw:text-box>
        </draw:frame>
        <draw:line draw:style-name="gr8" draw:text-style-name="P2" draw:layer="controls" svg:x1="2.524cm" svg:y1="8.92cm" svg:x2="10.144cm" svg:y2="8.92cm">
          <text:p/>
        </draw:line>
        <draw:frame draw:style-name="gr15" draw:text-style-name="P14" draw:layer="controls" svg:width="1.651cm" svg:height="0.569cm" svg:x="2.27cm" svg:y="8.82cm">
          <draw:text-box>
            <text:p><text:span text:style-name="T9">Last</text:span></text:p>
          </draw:text-box>
        </draw:frame>
        <draw:frame draw:style-name="gr15" draw:text-style-name="P14" draw:layer="controls" svg:width="2.286cm" svg:height="0.569cm" svg:x="18.144cm" svg:y="8.823cm">
          <draw:text-box>
            <text:p><text:span text:style-name="T9">Middle Initial</text:span></text:p>
          </draw:text-box>
        </draw:frame>
        <draw:frame draw:style-name="gr15" draw:text-style-name="P14" draw:layer="controls" svg:width="1.651cm" svg:height="0.569cm" svg:x="10.144cm" svg:y="8.82cm">
          <draw:text-box>
            <text:p><text:span text:style-name="T9">First</text:span></text:p>
          </draw:text-box>
        </draw:frame>
        <draw:line draw:style-name="gr8" draw:text-style-name="P2" draw:layer="controls" svg:x1="10.407cm" svg:y1="8.925cm" svg:x2="18.027cm" svg:y2="8.925cm">
          <text:p/>
        </draw:line>
        <draw:line draw:style-name="gr8" draw:text-style-name="P2" draw:layer="controls" svg:x1="2.524cm" svg:y1="10.068cm" svg:x2="8.112cm" svg:y2="10.068cm">
          <text:p/>
        </draw:line>
        <draw:line draw:style-name="gr8" draw:text-style-name="P2" draw:layer="controls" svg:x1="18.399cm" svg:y1="8.925cm" svg:x2="20.558cm" svg:y2="8.925cm">
          <text:p/>
        </draw:line>
        <draw:frame draw:style-name="gr5" draw:text-style-name="P7" draw:layer="controls" svg:width="2.223cm" svg:height="0.645cm" svg:x="0.782cm" svg:y="9.455cm">
          <draw:text-box>
            <text:p text:style-name="P15"><text:span text:style-name="T4">Address*</text:span></text:p>
          </draw:text-box>
        </draw:frame>
        <draw:frame draw:style-name="gr5" draw:text-style-name="P7" draw:layer="controls" svg:width="1.27cm" svg:height="0.645cm" svg:x="8.112cm" svg:y="9.458cm">
          <draw:text-box>
            <text:p><text:span text:style-name="T4">City</text:span></text:p>
          </draw:text-box>
        </draw:frame>
        <draw:frame draw:style-name="gr5" draw:text-style-name="P7" draw:layer="controls" svg:width="1.588cm" svg:height="0.645cm" svg:x="14.652cm" svg:y="9.453cm">
          <draw:text-box>
            <text:p><text:span text:style-name="T4">S</text:span><text:span text:style-name="T4">t</text:span><text:span text:style-name="T4">a</text:span><text:span text:style-name="T4">t</text:span><text:span text:style-name="T4">e</text:span></text:p>
          </draw:text-box>
        </draw:frame>
        <draw:frame draw:style-name="gr5" draw:text-style-name="P7" draw:layer="controls" svg:width="1.27cm" svg:height="0.645cm" svg:x="17.129cm" svg:y="9.453cm">
          <draw:text-box>
            <text:p><text:span text:style-name="T4">Zip</text:span></text:p>
          </draw:text-box>
        </draw:frame>
        <draw:line draw:style-name="gr8" draw:text-style-name="P2" draw:layer="controls" svg:x1="9.128cm" svg:y1="10.068cm" svg:x2="14.716cm" svg:y2="10.068cm">
          <text:p/>
        </draw:line>
        <draw:line draw:style-name="gr8" draw:text-style-name="P2" draw:layer="controls" svg:x1="15.859cm" svg:y1="10.068cm" svg:x2="17.002cm" svg:y2="10.068cm">
          <text:p/>
        </draw:line>
        <draw:line draw:style-name="gr8" draw:text-style-name="P2" draw:layer="controls" svg:x1="4.048cm" svg:y1="11.084cm" svg:x2="10.144cm" svg:y2="11.084cm">
          <text:p/>
        </draw:line>
        <draw:line draw:style-name="gr8" draw:text-style-name="P2" draw:layer="controls" svg:x1="18.018cm" svg:y1="10.068cm" svg:x2="20.558cm" svg:y2="10.068cm">
          <text:p/>
        </draw:line>
        <draw:frame draw:style-name="gr16" draw:text-style-name="P7" draw:layer="controls" svg:width="3.408cm" svg:height="0.726cm" svg:x="0.767cm" svg:y="10.516cm">
          <draw:text-box>
            <text:p><text:span text:style-name="T4">Preferred </text:span><text:span text:style-name="T4">Phone*</text:span></text:p>
          </draw:text-box>
        </draw:frame>
        <draw:control draw:style-name="gr7" draw:text-style-name="P8" draw:layer="controls" svg:width="1.897cm" svg:height="0.635cm" svg:x="10.525cm" svg:y="10.398cm" draw:control="control3"/>
        <draw:control draw:style-name="gr7" draw:text-style-name="P8" draw:layer="controls" svg:width="1.897cm" svg:height="0.635cm" svg:x="12.565cm" svg:y="10.398cm" draw:control="control4"/>
        <draw:control draw:style-name="gr7" draw:text-style-name="P8" draw:layer="controls" svg:width="1.897cm" svg:height="0.635cm" svg:x="14.323cm" svg:y="10.398cm" draw:control="control5"/>
        <draw:control draw:style-name="gr7" draw:text-style-name="P8" draw:layer="controls" svg:width="1.897cm" svg:height="0.635cm" svg:x="16.24cm" svg:y="10.398cm" draw:control="control6"/>
        <draw:control draw:style-name="gr7" draw:text-style-name="P8" draw:layer="controls" svg:width="2.413cm" svg:height="0.635cm" svg:x="18.14cm" svg:y="10.398cm" draw:control="control7"/>
        <draw:frame draw:style-name="gr5" draw:text-style-name="P7" draw:layer="controls" svg:width="3.393cm" svg:height="0.645cm" svg:x="0.782cm" svg:y="11.511cm">
          <draw:text-box>
            <text:p><text:span text:style-name="T4">Secon</text:span><text:span text:style-name="T4">dary </text:span><text:span text:style-name="T4">Phone</text:span></text:p>
          </draw:text-box>
        </draw:frame>
        <draw:line draw:style-name="gr17" draw:text-style-name="P2" draw:layer="controls" svg:x1="4.048cm" svg:y1="12.112cm" svg:x2="10.144cm" svg:y2="12.112cm">
          <text:p text:style-name="P16"/>
        </draw:line>
        <draw:g>
          <draw:control draw:style-name="gr7" draw:text-style-name="P8" draw:layer="controls" svg:width="1.897cm" svg:height="0.635cm" svg:x="32cm" svg:y="11.414cm" draw:control="control8"/>
          <draw:control draw:style-name="gr7" draw:text-style-name="P8" draw:layer="controls" svg:width="1.897cm" svg:height="0.635cm" svg:x="32cm" svg:y="11.414cm" draw:control="control9"/>
          <draw:control draw:style-name="gr7" draw:text-style-name="P8" draw:layer="controls" svg:width="1.897cm" svg:height="0.635cm" svg:x="32cm" svg:y="11.414cm" draw:control="control10"/>
          <draw:control draw:style-name="gr7" draw:text-style-name="P8" draw:layer="controls" svg:width="1.897cm" svg:height="0.635cm" svg:x="32cm" svg:y="11.414cm" draw:control="control11"/>
          <draw:control draw:style-name="gr7" draw:text-style-name="P8" draw:layer="controls" svg:width="2.413cm" svg:height="0.635cm" svg:x="32cm" svg:y="11.414cm" draw:control="control12"/>
        </draw:g>
        <draw:control draw:style-name="standard" draw:text-style-name="P4" draw:layer="controls" svg:width="1.524cm" svg:height="0.635cm" svg:x="1cm" svg:y="5.826cm" draw:control="control13"/>
        <draw:control draw:style-name="standard" draw:text-style-name="P4" draw:layer="controls" svg:width="7.62cm" svg:height="0.635cm" svg:x="2.524cm" svg:y="8.239cm" draw:control="control14"/>
        <draw:control draw:style-name="standard" draw:text-style-name="P4" draw:layer="controls" svg:width="7.62cm" svg:height="0.635cm" svg:x="10.398cm" svg:y="8.239cm" draw:control="control15"/>
        <draw:control draw:style-name="standard" draw:text-style-name="P4" draw:layer="controls" svg:width="2.159cm" svg:height="0.635cm" svg:x="18.399cm" svg:y="8.239cm" draw:control="control16"/>
        <draw:control draw:style-name="standard" draw:text-style-name="P4" draw:layer="controls" svg:width="5.588cm" svg:height="0.635cm" svg:x="2.524cm" svg:y="9.379cm" draw:control="control17"/>
        <draw:control draw:style-name="standard" draw:text-style-name="P4" draw:layer="controls" svg:width="6.096cm" svg:height="0.635cm" svg:x="4.048cm" svg:y="10.398cm" draw:control="control18"/>
        <draw:control draw:style-name="standard" draw:text-style-name="P4" draw:layer="controls" svg:width="5.588cm" svg:height="0.635cm" svg:x="9.128cm" svg:y="9.372cm" draw:control="control19"/>
        <draw:control draw:style-name="standard" draw:text-style-name="P4" draw:layer="controls" svg:width="1.143cm" svg:height="0.635cm" svg:x="15.859cm" svg:y="9.379cm" draw:control="control20"/>
        <draw:control draw:style-name="standard" draw:text-style-name="P4" draw:layer="controls" svg:width="2.54cm" svg:height="0.635cm" svg:x="18.018cm" svg:y="9.379cm" draw:control="control21"/>
        <draw:control draw:style-name="standard" draw:text-style-name="P4" draw:layer="controls" svg:width="6.096cm" svg:height="0.635cm" svg:x="4.048cm" svg:y="11.414cm" draw:control="control22"/>
        <draw:frame draw:style-name="gr5" draw:text-style-name="P7" draw:layer="layout" svg:width="3.393cm" svg:height="0.645cm" svg:x="0.782cm" svg:y="17.182cm">
          <draw:text-box>
            <text:p><text:span text:style-name="T4">Secondary Phone</text:span></text:p>
          </draw:text-box>
        </draw:frame>
        <draw:line draw:style-name="gr8" draw:text-style-name="P2" draw:layer="layout" svg:x1="4.865cm" svg:y1="22.59cm" svg:x2="10.842cm" svg:y2="22.59cm">
          <text:p/>
        </draw:line>
        <draw:control draw:style-name="standard" draw:text-style-name="P4" draw:layer="controls" svg:width="5.977cm" svg:height="0.764cm" svg:x="5.67cm" svg:y="17.447cm" draw:control="control23"/>
        <draw:control draw:style-name="standard" draw:text-style-name="P4" draw:layer="controls" svg:width="5.978cm" svg:height="0.764cm" svg:x="4.175cm" svg:y="20.873cm" draw:control="control24"/>
        <draw:control draw:style-name="standard" draw:text-style-name="P4" draw:layer="controls" svg:width="5.977cm" svg:height="0.764cm" svg:x="4.695cm" svg:y="19.727cm" draw:control="control25"/>
        <draw:line draw:style-name="gr8" draw:text-style-name="P2" draw:layer="layout" svg:x1="13.242cm" svg:y1="17.267cm" svg:x2="19.219cm" svg:y2="17.267cm">
          <text:p/>
        </draw:line>
        <draw:control draw:style-name="standard" draw:text-style-name="P4" draw:layer="controls" svg:width="5.977cm" svg:height="0.763cm" svg:x="4.695cm" svg:y="18.582cm" draw:control="control26"/>
        <draw:frame draw:style-name="gr5" draw:text-style-name="P7" draw:layer="layout" svg:width="3.393cm" svg:height="0.645cm" svg:x="1.317cm" svg:y="20.05cm">
          <draw:text-box>
            <text:p><text:span text:style-name="T4">Secondary Phone</text:span></text:p>
          </draw:text-box>
        </draw:frame>
        <draw:frame draw:style-name="gr18" draw:text-style-name="P7" draw:layer="layout" svg:width="3.472cm" svg:height="0.775cm" svg:x="1cm" svg:y="18.145cm">
          <draw:text-box>
            <text:p><text:span text:style-name="T4">Secondary Phone</text:span></text:p>
          </draw:text-box>
        </draw:frame>
        <draw:frame draw:style-name="gr18" draw:text-style-name="P7" draw:layer="layout" svg:width="3.472cm" svg:height="0.775cm" svg:x="1.338cm" svg:y="19.275cm">
          <draw:text-box>
            <text:p><text:span text:style-name="T4">Secondary Phone</text:span></text:p>
          </draw:text-box>
        </draw:frame>
        <draw:control draw:style-name="gr7" draw:text-style-name="P8" draw:layer="controls" svg:width="1.624cm" svg:height="0.43cm" svg:x="10.319cm" svg:y="18.032cm" draw:control="control27"/>
        <draw:control draw:style-name="gr7" draw:text-style-name="P8" draw:layer="controls" svg:width="1.587cm" svg:height="0.635cm" svg:x="11.795cm" svg:y="16.805cm" draw:control="control28"/>
        <draw:control draw:style-name="gr7" draw:text-style-name="P8" draw:layer="controls" svg:width="1.587cm" svg:height="0.635cm" svg:x="14.018cm" svg:y="16.805cm" draw:control="control29"/>
        <draw:control draw:style-name="gr7" draw:text-style-name="P8" draw:layer="controls" svg:width="1.587cm" svg:height="0.635cm" svg:x="15.922cm" svg:y="16.17cm" draw:control="control30"/>
        <draw:control draw:style-name="gr7" draw:text-style-name="P8" draw:layer="controls" svg:width="1.624cm" svg:height="0.764cm" svg:x="18.743cm" svg:y="16.557cm" draw:control="control31"/>
        <draw:control draw:style-name="gr7" draw:text-style-name="P8" draw:layer="controls" svg:width="1.623cm" svg:height="0.764cm" svg:x="12.933cm" svg:y="17.57cm" draw:control="control32"/>
        <draw:control draw:style-name="gr7" draw:text-style-name="P8" draw:layer="controls" svg:width="1.625cm" svg:height="0.382cm" svg:x="17.155cm" svg:y="18.398cm" draw:control="control33"/>
        <draw:frame draw:style-name="gr5" draw:text-style-name="P7" draw:layer="layout" svg:width="3.393cm" svg:height="0.645cm" svg:x="0.782cm" svg:y="18.77cm">
          <draw:text-box>
            <text:p><text:span text:style-name="T4">Secondary Phone</text:span></text:p>
          </draw:text-box>
        </draw:frame>
        <draw:custom-shape draw:style-name="gr19" draw:text-style-name="P17" draw:layer="layout" svg:width="9.017cm" svg:height="1.524cm" svg:x="1.017cm" svg:y="2.905cm">
          <text:p text:style-name="P16"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2.222cm" svg:height="0.952cm" svg:x="17.828cm" svg:y="14.018cm">
          <draw:text-box>
            <text:p>sadffasd</text:p>
          </draw:text-box>
        </draw:frame>
        <draw:custom-shape draw:style-name="gr21" draw:text-style-name="P19" draw:layer="layout" svg:width="2.54cm" svg:height="0.381cm" svg:x="4.175cm" svg:y="2.651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2.555cm" svg:height="0.569cm" svg:x="4.16cm" svg:y="2.587cm">
          <draw:text-box>
            <text:p text:style-name="P20"><text:span text:style-name="T10">Admin Use Only</text:span></text:p>
          </draw:text-box>
        </draw:frame>
        <draw:control draw:style-name="standard" draw:text-style-name="P4" draw:layer="controls" svg:width="1.524cm" svg:height="0.381cm" svg:x="8.366cm" svg:y="3.794cm" draw:control="control34"/>
        <draw:line draw:style-name="gr10" draw:text-style-name="P2" draw:layer="controls" svg:x1="3.54cm" svg:y1="4.226cm" svg:x2="5.064cm" svg:y2="4.226cm">
          <text:p/>
        </draw:line>
        <draw:control draw:style-name="standard" draw:text-style-name="P4" draw:layer="controls" svg:width="1.524cm" svg:height="0.381cm" svg:x="3.54cm" svg:y="3.794cm" draw:control="control35"/>
        <draw:control draw:style-name="standard" draw:text-style-name="P4" draw:layer="controls" svg:width="6.35cm" svg:height="0.381cm" svg:x="3.54cm" svg:y="3.083cm" draw:control="control36"/>
        <draw:frame draw:style-name="gr23" draw:text-style-name="P18" draw:layer="controls" svg:width="0.502cm" svg:height="0.725cm" svg:x="9.255cm" svg:y="11.795cm">
          <draw:text-box>
            <text:p/>
          </draw:text-box>
        </draw:frame>
        <draw:control draw:style-name="gr7" draw:text-style-name="P8" draw:layer="controls" svg:width="1.897cm" svg:height="0.635cm" svg:x="10.525cm" svg:y="11.414cm" draw:control="control37"/>
        <draw:control draw:style-name="gr7" draw:text-style-name="P8" draw:layer="controls" svg:width="1.897cm" svg:height="0.635cm" svg:x="12.565cm" svg:y="11.414cm" draw:control="control38"/>
        <draw:control draw:style-name="gr7" draw:text-style-name="P8" draw:layer="controls" svg:width="1.897cm" svg:height="0.635cm" svg:x="14.323cm" svg:y="11.414cm" draw:control="control39"/>
        <draw:control draw:style-name="gr7" draw:text-style-name="P8" draw:layer="controls" svg:width="1.897cm" svg:height="0.635cm" svg:x="16.24cm" svg:y="11.414cm" draw:control="control40"/>
        <draw:control draw:style-name="gr7" draw:text-style-name="P8" draw:layer="controls" svg:width="2.413cm" svg:height="0.635cm" svg:x="18.14cm" svg:y="11.414cm" draw:control="control41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19:48:49.498422486</dc:date>
    <meta:editing-duration>PT5H12M37S</meta:editing-duration>
    <meta:editing-cycles>83</meta:editing-cycles>
    <meta:document-statistic meta:object-count="91"/>
  </office:meta>
</office:document-meta>
</file>